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25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2184" calcext:value-type="float">
            <text:p>52.8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2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1328" calcext:value-type="float">
            <text:p>52.9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6568" calcext:value-type="float">
            <text:p>53.0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208" calcext:value-type="float">
            <text:p>52.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4272" calcext:value-type="float">
            <text:p>52.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0784" calcext:value-type="float">
            <text:p>55.1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0032" calcext:value-type="float">
            <text:p>55.9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7088" calcext:value-type="float">
            <text:p>56.5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1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99176" calcext:value-type="float">
            <text:p>55.9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12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19344" calcext:value-type="float">
            <text:p>54.1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1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78328" calcext:value-type="float">
            <text:p>53.67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1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72944" calcext:value-type="float">
            <text:p>53.27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58288" calcext:value-type="float">
            <text:p>53.35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0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956" calcext:value-type="float">
            <text:p>53.62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07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0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77744" calcext:value-type="float">
            <text:p>53.57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0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08224" calcext:value-type="float">
            <text:p>53.60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0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20416" calcext:value-type="float">
            <text:p>53.62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0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9908" calcext:value-type="float">
            <text:p>53.59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01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04592" calcext:value-type="float">
            <text:p>53.50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0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200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572" calcext:value-type="float">
            <text:p>53.38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9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9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83256" calcext:value-type="float">
            <text:p>53.48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9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9936" calcext:value-type="float">
            <text:p>53.58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9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668" calcext:value-type="float">
            <text:p>53.44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9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82672" calcext:value-type="float">
            <text:p>53.38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9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34488" calcext:value-type="float">
            <text:p>53.43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9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1272" calcext:value-type="float">
            <text:p>53.61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92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88184" calcext:value-type="float">
            <text:p>53.28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9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428" calcext:value-type="float">
            <text:p>53.29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8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97328" calcext:value-type="float">
            <text:p>53.29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8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8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07056" calcext:value-type="float">
            <text:p>53.40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8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85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768" calcext:value-type="float">
            <text:p>53.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8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8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94736" calcext:value-type="float">
            <text:p>53.89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82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13024" calcext:value-type="float">
            <text:p>53.91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8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448" calcext:value-type="float">
            <text:p>53.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8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0576" calcext:value-type="float">
            <text:p>53.7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79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7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64" calcext:value-type="float">
            <text:p>55.0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7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924" calcext:value-type="float">
            <text:p>53.4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7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7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97424" calcext:value-type="float">
            <text:p>52.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7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7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72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7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3896" calcext:value-type="float">
            <text:p>52.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NHP-PL-121</text:p>
          </table:table-cell>
          <table:table-cell office:value-type="string" calcext:value-type="string">
            <text:p>196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